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8.2pt"/>
    </style:style>
    <style:style style:name="co2" style:family="table-column">
      <style:table-column-properties fo:break-before="auto" style:column-width="227.25pt"/>
    </style:style>
    <style:style style:name="co3" style:family="table-column">
      <style:table-column-properties fo:break-before="auto" style:column-width="219.2pt"/>
    </style:style>
    <style:style style:name="co4" style:family="table-column">
      <style:table-column-properties fo:break-before="auto" style:column-width="204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57.6pt" fo:break-before="auto" style:use-optimal-row-height="false"/>
    </style:style>
    <style:style style:name="ro2" style:family="table-row">
      <style:table-row-properties style:row-height="94.39pt" fo:break-before="auto" style:use-optimal-row-height="false"/>
    </style:style>
    <style:style style:name="ro3" style:family="table-row">
      <style:table-row-properties style:row-height="78.49pt" fo:break-before="auto" style:use-optimal-row-height="false"/>
    </style:style>
    <style:style style:name="ro4" style:family="table-row">
      <style:table-row-properties style:row-height="108.14pt" fo:break-before="auto" style:use-optimal-row-height="false"/>
    </style:style>
    <style:style style:name="ro5" style:family="table-row">
      <style:table-row-properties style:row-height="62.7pt" fo:break-before="auto" style:use-optimal-row-height="false"/>
    </style:style>
    <style:style style:name="ro6" style:family="table-row">
      <style:table-row-properties style:row-height="598.34pt" fo:break-before="auto" style:use-optimal-row-height="false"/>
    </style:style>
    <style:style style:name="ro7" style:family="table-row">
      <style:table-row-properties style:row-height="460.2pt" fo:break-before="auto" style:use-optimal-row-height="false"/>
    </style:style>
    <style:style style:name="ro8" style:family="table-row">
      <style:table-row-properties style:row-height="498.7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6" table:default-cell-style-name="ce4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office:value-type="string" calcext:value-type="string">
            <text:p>Statistically different (p-value &lt; 0.0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[1] "BSI_Bronchiectasis_severity_index"</text:p>
          </table:table-cell>
          <table:table-cell table:style-name="ce5" office:value-type="string" calcext:value-type="string">
            <text:p>[1] "9 +/- 15.4530864197531"</text:p>
          </table:table-cell>
          <table:table-cell table:style-name="ce5" office:value-type="string" calcext:value-type="string">
            <text:p>[1] "9 +/- 15.2833333333333"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[1] "A.terreus_conidial_burden_qPCR"</text:p>
          </table:table-cell>
          <table:table-cell table:style-name="ce6" office:value-type="string" calcext:value-type="string">
            <text:p>[1] "3214 +/- 131003565.585111"</text:p>
          </table:table-cell>
          <table:table-cell table:style-name="ce6" office:value-type="string" calcext:value-type="string">
            <text:p>[1] "1433.3 +/- 1079094756.49978"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[1] "MMRC_score"</text:p>
          </table:table-cell>
          <table:table-cell table:style-name="ce6" office:value-type="string" calcext:value-type="string">
            <text:p>[1] "2 +/- 1.39012345679012"</text:p>
          </table:table-cell>
          <table:table-cell table:style-name="ce6" office:value-type="string" calcext:value-type="string">
            <text:p>[1] "1 +/- 1.60358126721763"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[1] "No_of_hospital_adm_1yr_before_study"</text:p>
          </table:table-cell>
          <table:table-cell table:style-name="ce6" office:value-type="string" calcext:value-type="string">
            <text:p>[1] "0 +/- 0.704012345679012"</text:p>
          </table:table-cell>
          <table:table-cell table:style-name="ce6" office:value-type="string" calcext:value-type="string">
            <text:p>[1] "0 +/- 2.32796143250689"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[1] "No_of_exacerbations_1yr_before_study"</text:p>
          </table:table-cell>
          <table:table-cell table:style-name="ce6" office:value-type="string" calcext:value-type="string">
            <text:p>[1] "2 +/- 5.95"</text:p>
          </table:table-cell>
          <table:table-cell table:style-name="ce6" office:value-type="string" calcext:value-type="string">
            <text:p>[1] "1 +/- 4.48044077134986"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[1] "Mucolytic..Yes.0..No.1."</text:p>
          </table:table-cell>
          <table:table-cell table:style-name="ce6" office:value-type="string" calcext:value-type="string">
            <text:p>[1,] 19.75309 80.24691</text:p>
          </table:table-cell>
          <table:table-cell table:style-name="ce6" office:value-type="string" calcext:value-type="string">
            <text:p>[2,] 33.88430 66.1157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[1] "BMI.kg.m2."</text:p>
          </table:table-cell>
          <table:table-cell office:value-type="string" calcext:value-type="string">
            <text:p>[1] "24.9471604938272 +/- 6.26991551668918"</text:p>
          </table:table-cell>
          <table:table-cell office:value-type="string" calcext:value-type="string">
            <text:p>[1] "19.34 +/- 29.9812326375739"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[1] "Asian_European"</text:p>
          </table:table-cell>
          <table:table-cell office:value-type="string" calcext:value-type="string">
            <text:p>[1,] 22.22222 77.77778</text:p>
          </table:table-cell>
          <table:table-cell office:value-type="string" calcext:value-type="string">
            <text:p>[2,] 79.33884 20.66116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acteria</text:p>
          </table:table-cell>
          <table:table-cell office:value-type="string" calcext:value-type="string">
            <text:p>Streptococcus: 39.37</text:p>
            <text:p>Haemophilus: 38.92834087</text:p>
            <text:p>Rothia: 4.25012213</text:p>
            <text:p>Granulicatella: 0.24863252100000002</text:p>
            <text:p>Veillonella: 0.058072009</text:p>
            <text:p>Actinomyces: 0.052803885999999994</text:p>
            <text:p>Prevotella: 0.03293446</text:p>
          </table:table-cell>
          <table:table-cell office:value-type="string" calcext:value-type="string">
            <text:p>Streptococcus: 20.6727629</text:p>
            <text:p>Rothia: 10.44549443</text:p>
            <text:p>Prevotella: 4.000714413</text:p>
            <text:p>Actinomyces: 2.8702951530000003</text:p>
            <text:p>Veillonella: 2.7388996139999997</text:p>
            <text:p>Haemophilus: 1.6188582790000001</text:p>
            <text:p>Neisseria: 1.245599783</text:p>
            <text:p>Gemella: 0.695652174</text:p>
            <text:p>Granulicatella: 0.559403303</text:p>
            <text:p>Leptotrichia: 0.548564053</text:p>
            <text:p>Porphyromonas: 0.42543663200000004</text:p>
            <text:p>Fusobacterium: 0.32148598</text:p>
            <text:p>Pseudomonas: 0.186248642</text:p>
            <text:p>Capnocytophaga: 0.14825796900000002</text:p>
            <text:p>Campylobacter: 0.126662445</text:p>
            <text:p>Atopobium: 0.10414256</text:p>
            <text:p>Selenomonas: 0.096805421</text:p>
            <text:p>Oribacterium: 0.071208165</text:p>
            <text:p>Bulleidia: 0.068949667</text:p>
            <text:p>Corynebacterium: 0.054451402</text:p>
            <text:p>Moryella: 0.0373413</text:p>
            <text:p>Mogibacterium: 0.023534949</text:p>
            <text:p>Parvimonas: 0.023534949</text:p>
            <text:p>Megasphaera: 0.016966407</text:p>
          </table:table-cell>
          <table:table-cell office:value-type="string" calcext:value-type="string">
            <text:p> Actinobacillus</text:p>
            <text:p>Actinomyces</text:p>
            <text:p>Atopobium</text:p>
            <text:p>Bulleidia</text:p>
            <text:p>Campylobacter</text:p>
            <text:p>Capnocytophaga</text:p>
            <text:p>Catonella</text:p>
            <text:p>Fusobacterium</text:p>
            <text:p>Gemella</text:p>
            <text:p>Haemophilus</text:p>
            <text:p>Leptotrichia</text:p>
            <text:p>Megasphaera</text:p>
            <text:p>Mogibacterium</text:p>
            <text:p>Moryella</text:p>
            <text:p>Neisseria</text:p>
            <text:p>Oribacterium</text:p>
            <text:p>Parvimonas</text:p>
            <text:p>Peptostreptococcus</text:p>
            <text:p>Porphyromonas</text:p>
            <text:p>Prevotella</text:p>
            <text:p>Rothia</text:p>
            <text:p>Selenomonas</text:p>
            <text:p>Streptococcus</text:p>
            <text:p>Tannerella</text:p>
            <text:p>Veillonella</text:p>
            <text:p>Aggregatibacter</text:p>
            <text:p>Bifidobacterium</text:p>
            <text:p>Butyrivibrio</text:p>
            <text:p>Cardiobacterium</text:p>
            <text:p>Corynebacterium</text:p>
            <text:p>Dialister</text:p>
            <text:p>Lautropia</text:p>
            <text:p>Paludibacter</text:p>
            <text:p>Staphylococcus</text:p>
            <text:p>Klebsiella</text:p>
            <text:p>Treponema</text:p>
            <text:p>Filifactor</text:p>
            <text:p>Achromobacter</text:p>
            <text:p>Mycoplasma</text:p>
            <text:p>Pseudomonas</text:p>
            <text:p>Acinetobacter</text:p>
            <text:p>Propionibacterium</text:p>
            <text:p>Lactobacillus</text:p>
            <text:p>Peptococcus</text:p>
            <text:p>TG5</text:p>
            <text:p>Stenotrophomonas</text:p>
            <text:p>Trabulsiella</text:p>
            <text:p>Slackia</text:p>
            <text:p>Bradyrhizobium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Fungi</text:p>
          </table:table-cell>
          <table:table-cell office:value-type="string" calcext:value-type="string">
            <text:p>Candida: 86.68910649</text:p>
            <text:p>Saccharomyces: 1.341935292</text:p>
            <text:p>unidentified: 0.674157303</text:p>
            <text:p>Penicillium: 0.058016464000000004</text:p>
            <text:p>Cryptococcus: 0.00449786</text:p>
            <text:p>Aspergillus: 0.001182304</text:p>
          </table:table-cell>
          <table:table-cell office:value-type="string" calcext:value-type="string">
            <text:p>Candida: 96.12068648</text:p>
            <text:p>unidentified: 0.059621877000000004</text:p>
            <text:p>Saccharomyces: 0.03772453</text:p>
            <text:p>Aspergillus: 0.005137507</text:p>
            <text:p>Penicillium: 0.001046118</text:p>
          </table:table-cell>
          <table:table-cell office:value-type="string" calcext:value-type="string">
            <text:p>Alternaria</text:p>
            <text:p>Aspergillus</text:p>
            <text:p>Botrytis</text:p>
            <text:p>Candida</text:p>
            <text:p>Ceriporia</text:p>
            <text:p>Clavispora</text:p>
            <text:p>Cryptococcus</text:p>
            <text:p>Curvularia</text:p>
            <text:p>Fuscoporia</text:p>
            <text:p>Ganoderma</text:p>
            <text:p>Grammothele</text:p>
            <text:p>Hymenochaete</text:p>
            <text:p>Issatchenkia</text:p>
            <text:p>Kluyveromyces</text:p>
            <text:p>Magnusiomyces</text:p>
            <text:p>Malassezia</text:p>
            <text:p>Mycosphaerella</text:p>
            <text:p>Penicillium</text:p>
            <text:p>Peniophora</text:p>
            <text:p>Perenniporia</text:p>
            <text:p>Pestalotiopsis</text:p>
            <text:p>Peyronellaea</text:p>
            <text:p>Phanerochaete</text:p>
            <text:p>Phellinus</text:p>
            <text:p>Phlebia</text:p>
            <text:p>Phoma</text:p>
            <text:p>Pseudocercospora</text:p>
            <text:p>Pseudogymnoascus</text:p>
            <text:p>Resinicium</text:p>
            <text:p>Saccharomyces</text:p>
            <text:p>Schizophyllum</text:p>
            <text:p>Schizopora</text:p>
            <text:p>Scopuloides</text:p>
            <text:p>Sporobolomyces</text:p>
            <text:p>Sterigmatomyces</text:p>
            <text:p>Trichosporon</text:p>
            <text:p>Venturia</text:p>
            <text:p>Wallemia</text:p>
            <text:p>Wickerhamomyces</text:p>
            <text:p>Xylodon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Luminex</text:p>
          </table:table-cell>
          <table:table-cell office:value-type="string" calcext:value-type="string">
            <text:p>IL-1RA  : 1509.1071439999998</text:p>
            <text:p>IL-8  : 607.1620839</text:p>
            <text:p>IL-1b  : 186.5782188</text:p>
            <text:p>IL-1a  : 96.54799025</text:p>
            <text:p>GRO  : 59.58898927</text:p>
            <text:p>TNFa  : 43.21238782</text:p>
            <text:p>EGF  : 32.92613703</text:p>
            <text:p>VEGF  : 29.95358279</text:p>
            <text:p>MCP-1  : 25.24723939</text:p>
            <text:p>Fractalkine  : 13.76078397</text:p>
            <text:p>G-CSF  : 12.49185823</text:p>
            <text:p>FGF-2  : 10.71272878</text:p>
            <text:p>IP-10  : 8.020769877000001</text:p>
            <text:p>MIP-1b  : 6.2751950910000005</text:p>
            <text:p>MIP-1a  : 4.435872997</text:p>
            <text:p>IL-6  : 3.80083034</text:p>
            <text:p>IL-12p40  : 1.981535055</text:p>
            <text:p>IL-15  : 1.506882731</text:p>
            <text:p>GM-CSF  : 1.436505775</text:p>
            <text:p>IFNa2  : 1.389209819</text:p>
            <text:p>IL-4  : 1.345433713</text:p>
            <text:p>RANTES  : 1.227527702</text:p>
            <text:p>MCP-3  : 1.15710373</text:p>
            <text:p>PDGF-AB/BB  : 1.0108025109999998</text:p>
            <text:p>IL-7  : 1.0031947</text:p>
            <text:p>sCD40L  : 0.983573225</text:p>
            <text:p>MDC  : 0.9714368659999999</text:p>
            <text:p>IL-12p70  : 0.6293955179999999</text:p>
            <text:p>IFNg  : 0.554460043</text:p>
            <text:p>Flt-3L  : 0.544354235</text:p>
            <text:p>PDGF-AA  : 0.322769011</text:p>
            <text:p>IL-17A  : 0.28174337</text:p>
            <text:p>IL-10  : 0.26944215899999996</text:p>
            <text:p>TGF-a  : 0.230238045</text:p>
            <text:p>IL-13  : 0.070562215</text:p>
            <text:p>IL-3  : 0.068068531</text:p>
            <text:p>IL-5  : 0.061618234</text:p>
            <text:p>Eotaxin  : 0.061371525999999996</text:p>
            <text:p>TNFb  : 0.045335099000000004</text:p>
            <text:p>IL-2  : 0.045275472000000004</text:p>
            <text:p>IL-9  : 0.002114828</text:p>
          </table:table-cell>
          <table:table-cell office:value-type="string" calcext:value-type="string">
            <text:p>IL-1RA  : 1841.80383</text:p>
            <text:p>IL-8  : 631.938491</text:p>
            <text:p>GRO  : 77.01003322</text:p>
            <text:p>IL-1a  : 72.88807083</text:p>
            <text:p>IL-1b  : 40.4056775</text:p>
            <text:p>MCP-1  : 32.96715981</text:p>
            <text:p>EGF  : 31.57979241</text:p>
            <text:p>Fractalkine  : 21.82739555</text:p>
            <text:p>G-CSF  : 17.38489394</text:p>
            <text:p>TNFa  : 16.78377327</text:p>
            <text:p>IP-10  : 15.90770868</text:p>
            <text:p>VEGF  : 15.37964799</text:p>
            <text:p>FGF-2  : 7.923581632</text:p>
            <text:p>IL-6  : 5.784618622999999</text:p>
            <text:p>MIP-1b  : 4.937572493</text:p>
            <text:p>MIP-1a  : 3.1262184360000003</text:p>
            <text:p>MCP-3  : 2.239437702</text:p>
            <text:p>IL-12p40  : 2.148728984</text:p>
            <text:p>PDGF-AB/BB  : 2.093622565</text:p>
            <text:p>RANTES  : 1.7890959030000002</text:p>
            <text:p>MDC  : 1.5425232269999998</text:p>
            <text:p>Flt-3L  : 1.478972713</text:p>
            <text:p>IFNa2  : 1.4002358169999998</text:p>
            <text:p>IL-15  : 1.343103653</text:p>
            <text:p>IL-7  : 0.9230496659999999</text:p>
            <text:p>PDGF-AA  : 0.801945914</text:p>
            <text:p>GM-CSF  : 0.777408559</text:p>
            <text:p>IL-12p70  : 0.708905717</text:p>
            <text:p>sCD40L  : 0.577042432</text:p>
            <text:p>IL-4  : 0.543283967</text:p>
            <text:p>IFNg  : 0.5142428920000001</text:p>
            <text:p>TGF-a  : 0.332591137</text:p>
            <text:p>Eotaxin  : 0.268599268</text:p>
            <text:p>IL-17A  : 0.231986004</text:p>
            <text:p>IL-10  : 0.222171605</text:p>
            <text:p>IL-13  : 0.19433528</text:p>
            <text:p>IL-2  : 0.124434567</text:p>
            <text:p>IL-5  : 0.08049944</text:p>
            <text:p>TNFb  : 0.073547642</text:p>
            <text:p>IL-3  : 0.070064712</text:p>
            <text:p>IL-9  : 0.016284182</text:p>
          </table:table-cell>
          <table:table-cell office:value-type="string" calcext:value-type="string">
            <text:p>Eotaxin  </text:p>
            <text:p>Flt-3L  </text:p>
            <text:p>Fractalkine  </text:p>
            <text:p>IL-13  </text:p>
            <text:p>IL-1a  </text:p>
            <text:p>IL-1b  </text:p>
            <text:p>IL-4  </text:p>
            <text:p>IL-9  </text:p>
            <text:p>MCP-3  </text:p>
            <text:p>PDGF-AA  </text:p>
            <text:p>PDGF-AB/BB  </text:p>
            <text:p>RANTES  </text:p>
            <text:p>TNFa  </text:p>
            <text:p>TNFb  </text:p>
            <text:p>sCD40L 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0"/>
        </table:table-row>
        <table:table-row table:style-name="ro9" table:number-rows-repeated="2">
          <table:table-cell table:number-columns-repeated="1020"/>
        </table:table-row>
        <table:table-row table:style-name="ro9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C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15:43:21.675366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09:33.861466022</meta:creation-date>
    <dc:date>2018-08-07T15:48:20.465365892</dc:date>
    <meta:editing-duration>PT2H5M8S</meta:editing-duration>
    <meta:editing-cycles>31</meta:editing-cycles>
    <meta:generator>LibreOffice/5.1.3.2$Linux_X86_64 LibreOffice_project/644e4637d1d8544fd9f56425bd6cec110e49301b</meta:generator>
    <meta:document-statistic meta:table-count="1" meta:cell-count="40" meta:object-count="0"/>
  </office:meta>
</office:document-meta>
</file>